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1" style:family="text">
      <style:text-properties fo:font-style="italic" style:font-style-asian="italic" style:font-style-complex="italic"/>
    </style:style>
    <style:style style:name="T2" style:family="text">
      <style:text-properties fo:font-size="12pt" style:font-size-asian="12pt" style:font-size-complex="12pt"/>
    </style:style>
    <style:style style:name="T3" style:family="text">
      <style:text-properties fo:color="#0000ff"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EFF kort Abstract</text:h>
      <text:h text:style-name="Heading_20_2" text:outline-level="2">Projekttitel</text:h>
      <text:p text:style-name="Standard">Dansk deltagelse i den videre udvikling af Fedora</text:p>
      <text:h text:style-name="Heading_20_2" text:outline-level="2">Projektets aktiviteter</text:h>
      <text:p text:style-name="Text_20_body">I et tidligere DEFF projekt valgte man at satse på Fedora Repository System, som er open source, og som arkitekturmæssigt passer med den danske SOA strategi og som datamodelmæssigt er yderst fleksibel. Desuden tilbyder det funktioner, som gør det velegnet som en langtidsbevaringsplatform. Fedora er desuden egnet til at understøtte et fælles arkiv mellem mange institutioner på grund af dens fleksible datamodel, der vil kunne understøtte og sammenbinde forskellige typer data fra forskellige institutioner.</text:p>
      <text:p text:style-name="Text_20_body">DTIC og SB har været aktive indenfor udviklingsarbejdet for på denne måde at være med til at sikre, at udviklingen dækker de danske ønsker og at der sker en fortsat fremdrift i specielt søgefunktioner og i den digital bevaringsrelaterede udvikling.</text:p>
      <text:h text:style-name="Heading_20_3" text:outline-level="3">Udvikling af bevaringsvenlige datamodeller - beskrivelse, validering og integritetscheck, ved Statsbiblioteket (SB)</text:h>
      <text:p text:style-name="Text_20_body">I perioden 1. november 2007 til 31. maj 2009.</text:p>
      <text:p text:style-name="Text_20_body">Projektet har, med sin timing, muliggjort at vi har været blandt de første brugere af Fedora Content Models, hvilket nu er en grundlæggende byggeblok i Fedora. Vi har, på baggrund af vores erfaringer, videreudviklet Content Models, til hvad vi kalder Enhanced Content Models. Disse er indtil videre det stærkeste bud på fremtiden for Content Models. Fedora Content Models er den grundlæggende byggesten for data modeller, men ikke udtryksfulde nok til denne opgave.</text:p>
      <text:p text:style-name="Text_20_body">Enhanced Content Models har en række nye funktioner i forhold til Fedora 3.0 Content Models. Den første af disse er en mere omfattende specifikation af dataobjekter. Den anden er <text:span text:style-name="T1">repository view</text:span> systemet, som gør det muligt at dynamisk at præsentere sine data som virtuelle data objekter. Den tredje er <text:span text:style-name="T1">object creation templates</text:span>, som giver contentmodels muligheden for at at opføre sig som objektklasser, hvorfra nye data objekter kan laves. </text:p>
      <text:p text:style-name="Text_20_body">Projektet har styrket vores forbindelse til Fedora udviklerne og givet anseelse i Fedora Communitiet. Asger Askov Blekinge fra SB er således blevet nomineret som Fedora Committer, dvs. med ret til at bidrage kode til Fedora.</text:p>
      <text:p text:style-name="Text_20_body">Yderligere oplysninger: Asger Askov Blekinge, IT udvikler, Statsbiblioteket, abr@statsbiblioteket.dk, tlf. 89462100</text:p>
      <text:h text:style-name="Heading_20_3" text:outline-level="3">Videreudvikling og support af Fedoras søgemodul, ved Danmarks Tekniske Informationscenter (DTIC)</text:h>
      <text:p text:style-name="Text_20_body">I perioden 1. november 2007 til 31. oktober 2008.</text:p>
      <text:p text:style-name="Text_20_body">DTIC’s videreudvikling af Fedoras søgemodul, kaldet Fedora Generic Search Service, eller kort GSearch, har i projektets forløb ført til frigivelse af tre versioner, 2.0, 2.1 og 2.2. Modulet kan downloades fra Fedora Commons, http://fedora-commons.org/.</text:p>
      <text:p text:style-name="Text_20_body">De tre versioner inkluderer en række nye funktionaliteter, som har været efterspurgt, herunder <text:soft-page-break/>understøttelse af Apache Solr search server, <text:a xlink:type="simple" xlink:href="http://lucene.apache.org/solr/">http://lucene.apache.org/solr/</text:a>, udnyttelse af flere af Apache Lucene søgemaskinens egenskaber, http://lucene.apache.org/java/docs, herunder optimering og sortering, samt mulighed for filtrering af søgeresultater i henhold til adgangsbegrænsninger.</text:p>
      <text:p text:style-name="Text_20_body">DTIC har løbende besvaret emails om GSearch på mail-listerne fedora-commons-users@lists.sourceforge.net og fedora-commons-developers@lists.sourceforge.net.</text:p>
      <text:p text:style-name="Text_20_body">DTIC har præsenteret arbejdet dels ved Fedora User Group Meeting på Open Repositories konferencen i april 2008 i Southampton, http://or08.ecs.soton.ac.uk/fedora.html, dels på DORSDL2 (Digital Object Repository Systems in Digital Libraries workshop) på European Conference on Digital Libraries afholdt af Statsbiblioteket i september 2008, <text:a xlink:type="simple" xlink:href="http://dorsdl2.cvt.dk/">http://dorsdl2.cvt.dk/</text:a>.</text:p>
      <text:p text:style-name="Text_20_body">DTIC og SB var initiativtagere og drivkræfter i forberedelserne til og afholdelsen af DORSDL2.</text:p>
      <text:p text:style-name="Text_20_body">Sandy Payette, Executive Director, Fedora Commons (ultimo oktober 2008): ”We are extremely pleased that GSearch is part of the core Fedora distribution and that it has a permanent home in Fedora Commons. I'm glad to hear that you will still have a presence with GSearch and Fedora Commons even after the DEFF project ends. That's definitely the open source way! ... Thanks for all your wonderful contributions to Fedora!”</text:p>
      <text:p text:style-name="Text_20_body">Sandy refererer her til, at DTIC vil benytte Fedora og GSearch i kommende projekter, først i projektet ”Værktøjer til integreret søgning”, som udføres af Danmarks Biblioteksskole, og som er delvist finansieret af DEFF.</text:p>
      <text:p text:style-name="Text_20_body">Yderligere oplysninger: Gert Schmeltz Pedersen, specialkonsulent, DTIC, Danmarks Tekniske Informationscenter, Danmarks Tekniske Universitet, gsp@dtic.dtu.dk, tlf. 4525 7244</text:p>
      <text:h text:style-name="Heading_20_3" text:outline-level="3">Digital Object Repository Systems in Digital Libraries Workshop 2 (DORSDL2)</text:h>
      <text:p text:style-name="Text_20_body"><text:span text:style-name="T2">DORSDL2 (Digital Object Repository Systems in Digital Libraries workshop 2) blev afholdt som en del af på European Conference on Digital Libraries (ECDL), afholdt af Statsbiblioteket i september 2008, </text:span><text:a xlink:type="simple" xlink:href="http://dorsdl2.cvt.dk/"><text:span text:style-name="T3">http://dorsdl2.cvt.dk/</text:span></text:a><text:a xlink:type="simple" xlink:href="http://dorsdl2.cvt.dk/"> </text:a><text:span text:style-name="T2">.</text:span></text:p>
      <text:p text:style-name="Text_20_body">DTIC og SB var initiativtagere og drivkræfter i forberedelserne til og afholdelsen af DORSDL2.</text:p>
      <text:p text:style-name="Text_20_body">Digitale biblioteker og digitale arkiver er - på mange måder - to sider af samme mønt. DORSDL2 workshoppen samlede forskere og praktikere fra begge områder, og havde til formål at overføre viden og skabe samarbejde. Målgruppen er primært repository forskere, udviklere og ledere. Workshoppen adresserer både erfaringer og nye koncepter fra et teknologisk og / eller organisatorisk standpunkt.</text:p>
      <text:h text:style-name="Heading_20_3" text:outline-level="3">Fedora EU usergroup</text:h>
      <text:p text:style-name="Text_20_body">SB og DTIC var med til at grundlægge Fedora EU usergroup, en uformel sammenslutning af europæiske institutioner der bruger Fedora, <text:a xlink:type="simple" xlink:href="http://www.fedora-commons.org/confluence/display/Events/Aarhus+Fedora+EU+User+Group+Meeting">http://www.fedora-</text:a><text:a xlink:type="simple" xlink:href="http://www.fedora-commons.org/confluence/display/Events/Aarhus+Fedora+EU+User+Group+Meeting">commons.org/confluence/display/Events/Aarhus+Fedora+EU+User+Group+Meeting</text:a>. Gruppen grundlæggende møde var på ECDL 2008 konferencen på SB, <text:a xlink:type="simple" xlink:href="http://www.ecdl2008.org/">http://www.ecdl2008.org/</text:a> i forlængelse af DORSDL2 workshoppen.</text:p>
      <text:p text:style-name="Text_20_body">Gruppen holder møder ca. hvert halve år, indtil videre altid med deltagelse af udsendinge fra FedoraComm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non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02T10:24:30</meta:creation-date>
    <dc:date>2009-11-02T10:58:55</dc:date>
    <meta:editing-duration>PT00H34M25S</meta:editing-duration>
    <meta:editing-cycles>2</meta:editing-cycles>
    <meta:generator>OpenOffice.org/3.0$Linux OpenOffice.org_project/300m15$Build-9379</meta:generator>
    <meta:document-statistic meta:table-count="0" meta:image-count="0" meta:object-count="0" meta:page-count="2" meta:paragraph-count="29" meta:word-count="794" meta:character-count="5775"/>
    <meta:user-defined meta:name="Info 1"/>
    <meta:user-defined meta:name="Info 2"/>
    <meta:user-defined meta:name="Info 3"/>
    <meta:user-defined meta:name="Info 4"/>
  </office:meta>
</office:document-meta>
</file>